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top" draw:auto-grow-height="false"/>
    </style:style>
    <style:style style:name="gr4" style:family="graphic" style:parent-style-name="objectwithoutfill">
      <style:graphic-properties draw:marker-end="Arrow" draw:marker-end-width="0.5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objectwithoutfill">
      <style:graphic-properties draw:stroke="dash" draw:stroke-dash="Fine_20_Dashed" draw:marker-end="Arrow" draw:marker-end-width="0.5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1" fo:font-size="30pt" style:font-size-asian="30pt"/>
    </style:style>
    <style:style style:name="P3" style:family="paragraph">
      <style:paragraph-properties fo:text-align="center"/>
      <style:text-properties style:font-name="Comic Sans MS1" fo:font-size="30pt" fo:font-weight="normal" style:font-size-asian="30pt" style:font-size-complex="18pt"/>
    </style:style>
    <style:style style:name="P4" style:family="paragraph">
      <style:text-properties style:font-name="Comic Sans MS1" style:font-size-complex="18pt"/>
    </style:style>
    <style:style style:name="P5" style:family="paragraph">
      <style:text-properties style:font-name="Comic Sans MS1" fo:font-size="30pt" fo:font-weight="normal" style:font-size-asian="30pt" style:font-size-complex="18pt"/>
    </style:style>
    <style:style style:name="P6" style:family="paragraph">
      <style:text-properties fo:font-size="30pt" fo:font-weight="normal" style:font-size-asian="30pt" style:font-size-complex="18pt"/>
    </style:style>
    <style:style style:name="T1" style:family="text">
      <style:text-properties style:font-name="Comic Sans MS1" fo:font-size="30pt" style:font-size-asian="30pt"/>
    </style:style>
    <style:style style:name="T2" style:family="text">
      <style:text-properties style:font-name="Comic Sans MS1" fo:font-size="30pt" fo:font-weight="normal" style:font-size-asian="30pt" style:font-size-complex="18pt"/>
    </style:style>
    <style:style style:name="T3" style:family="text">
      <style:text-properties fo:font-size="30pt" fo:font-weight="normal" style:font-size-asian="3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5" draw:id="id5" draw:layer="layout" svg:width="1cm" svg:height="0.9cm" svg:x="25.2cm" svg:y="1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3.3cm" svg:height="2.13cm" svg:x="1.3cm" svg:y="7.57cm">
          <text:p text:style-name="P1"><text:span text:style-name="T1">caml_exception_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2.8cm" svg:height="2.5cm" svg:x="1.3cm" svg:y="1.4cm">
          <text:p text:style-name="P1"><text:span text:style-name="T2">try</text:span><text:span text:style-name="T2">呼び出しする関数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8.5cm" svg:height="8.5cm" svg:x="18.1cm" svg:y="1.3cm">
          <text:p text:style-name="P1"><text:span text:style-name="T1">CP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1cm" svg:height="1.706cm" svg:x="20.3cm" svg:y="7.594cm">
          <text:p text:style-name="P1"><text:span text:style-name="T2">%rs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1cm" svg:height="1.706cm" svg:x="20.3cm" svg:y="3.5cm">
          <text:p text:style-name="P1"><text:span text:style-name="T2">%r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1cm" svg:height="1.706cm" svg:x="20.3cm" svg:y="5.547cm">
          <text:p text:style-name="P1"><text:span text:style-name="T2">%r15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0.3cm" svg:y1="6.4cm" svg:x2="14.8cm" svg:y2="11.9cm" draw:start-shape="id1" draw:start-glue-point="3" draw:end-shape="id2" draw:end-glue-point="1" svg:d="m20300 6400c-4123 0-1374 5500-5500 5500" svg:viewBox="0 0 5501 5501">
          <text:p/>
        </draw:connector>
        <draw:frame draw:style-name="gr5" draw:text-style-name="P5" draw:layer="layout" svg:width="12.6cm" svg:height="1.728cm" svg:x="5.8cm" svg:y="5.072cm">
          <draw:text-box>
            <text:p text:style-name="P4"><text:span text:style-name="T2">C</text:span><text:span text:style-name="T2">言語呼び出しで上書き</text:span></text:p>
          </draw:text-box>
        </draw:frame>
        <draw:custom-shape draw:style-name="gr3" draw:text-style-name="P3" draw:layer="layout" svg:width="8.4cm" svg:height="9.2cm" svg:x="18.2cm" svg:y="10.4cm">
          <text:p text:style-name="P1"><text:span text:style-name="T2">スタック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3cm" svg:height="1.705cm" svg:x="18.8cm" svg:y="12.2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cm" svg:height="1.705cm" svg:x="18.8cm" svg:y="13.895cm">
          <text:p text:style-name="P1"><text:span text:style-name="T2">古い</text:span><text:span text:style-name="T2">%r1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cm" svg:height="1.705cm" svg:x="18.8cm" svg:y="15.6cm">
          <text:p text:style-name="P1"><text:span text:style-name="T2">try</text:span><text:span text:style-name="T2">した</text:span><text:span text:style-name="T2">add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7.3cm" svg:height="1.705cm" svg:x="18.8cm" svg:y="17.295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24.4cm" svg:y1="8.447cm" svg:x2="24.4cm" svg:y2="4.353cm" draw:start-shape="id3" draw:end-shape="id4" draw:end-glue-point="1" svg:d="m24400 8447c825 0 825-4094 0-4094" svg:viewBox="0 0 620 4095">
          <text:p/>
        </draw:connector>
        <draw:connector draw:style-name="gr6" draw:text-style-name="P1" draw:layer="layout" draw:type="curve" svg:x1="24.4cm" svg:y1="8.447cm" svg:x2="26.2cm" svg:y2="13.95cm" draw:start-shape="id3" draw:end-shape="id5" draw:end-glue-point="1" svg:d="m24400 8447c3525 0 2625 5503 1800 5503" svg:viewBox="0 0 2550 5504">
          <text:p/>
        </draw:connector>
        <draw:custom-shape draw:style-name="gr2" draw:text-style-name="P2" xml:id="id2" draw:id="id2" draw:layer="layout" svg:width="9.4cm" svg:height="2cm" svg:x="5.4cm" svg:y="10.9cm">
          <text:p text:style-name="P1"><text:span text:style-name="T1">caml_young_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6" draw:layer="layout" svg:width="3.9cm" svg:height="1.593cm" svg:x="24.9cm" svg:y="3.8cm">
          <draw:text-box>
            <text:p><text:span text:style-name="T3">上書き</text:span></text:p>
          </draw:text-box>
        </draw:frame>
        <draw:connector draw:style-name="gr4" draw:text-style-name="P1" draw:layer="layout" draw:type="curve" svg:x1="20.3cm" svg:y1="4.353cm" svg:x2="14.6cm" svg:y2="8.635cm" draw:start-shape="id4" draw:start-glue-point="3" draw:end-shape="id6" draw:end-glue-point="1" svg:d="m20300 4353c-4273 0-1424 4282-5700 4282" svg:viewBox="0 0 5701 42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8-22T17:44:46.984977356</meta:creation-date>
    <dc:date>2013-08-22T20:02:15.014214624</dc:date>
    <dc:creator>Okabe Kiwamu</dc:creator>
    <meta:editing-duration>PT49M31S</meta:editing-duration>
    <meta:editing-cycles>80</meta:editing-cycles>
    <meta:generator>LibreOffice/4.1.0.4$Linux_X86_64 LibreOffice_project/410m0$Build-4</meta:generator>
    <meta:document-statistic meta:object-count="19"/>
  </office:meta>
</office:document-meta>
</file>